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6.433cm" style:rel-column-width="24797*"/>
    </style:style>
    <style:style style:name="Table1.B" style:family="table-column">
      <style:table-column-properties style:column-width="5.054cm" style:rel-column-width="19483*"/>
    </style:style>
    <style:style style:name="Table1.C" style:family="table-column">
      <style:table-column-properties style:column-width="5.514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First_20_paragraph">
      <style:text-properties officeooo:paragraph-rsid="00173f63"/>
    </style:style>
    <style:style style:name="P5" style:family="paragraph" style:parent-style-name="Text_20_body">
      <style:text-properties officeooo:paragraph-rsid="00173f63"/>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xml:id="list2938729811" text:style-name="L1">
        <text:list-item>
          <text:p text:style-name="P6"><text:a xlink:type="simple" xlink:href="#research-questions---march-2024" text:style-name="Internet_20_link" text:visited-style-name="Visited_20_Internet_20_Link"><text:span text:style-name="Definition">Research Questions - March 2024</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2">
            <text:list-item>
              <text:p text:style-name="P7"><text:a xlink:type="simple" xlink:href="#the-interrelationship-of-gdps-and-the-development-of-technical-processes" text:style-name="Internet_20_link" text:visited-style-name="Visited_20_Internet_20_Link"><text:span text:style-name="Definition">The interrelationship of GDPs and the development of technical processes</text:span></text:a></text:p>
            </text:list-item>
          </text:list>
        </text:list-item>
        <text:list-item>
          <text:p text:style-name="P6"><text:a xlink:type="simple" xlink:href="#gdps-used-in-the-process-of-guided-participation" text:style-name="Internet_20_link" text:visited-style-name="Visited_20_Internet_20_Link"><text:span text:style-name="Definition">GDPs used in the process of guided participation</text:span></text:a></text:p>
          <text:list text:style-name="L3">
            <text:list-item>
              <text:p text:style-name="P8"><text:a xlink:type="simple" xlink:href="#use-of-a-menu-of-gdps-to-assist-project-navigation-and-resource-organisation" text:style-name="Internet_20_link" text:visited-style-name="Visited_20_Internet_20_Link"><text:span text:style-name="Definition">Use of a menu of GDPs to assist project navigation and resource organisation</text:span></text:a></text:p>
            </text:list-item>
            <text:list-item>
              <text:p text:style-name="P8"><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8"><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6"><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4">
            <text:list-item>
              <text:p text:style-name="P9"><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9"><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9"><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6"><text:a xlink:type="simple" xlink:href="#discussion" text:style-name="Internet_20_link" text:visited-style-name="Visited_20_Internet_20_Link"><text:span text:style-name="Definition">Discussion</text:span></text:a></text:p>
          <text:list text:style-name="L5">
            <text:list-item>
              <text:p text:style-name="P10"><text:a xlink:type="simple" xlink:href="#addressing-the-use-of-gdps-in-relation-to-theoretical-understandings-of-processes-of-mediation-and-incorporation-in-repertoires-of-practice" text:style-name="Internet_20_link" text:visited-style-name="Visited_20_Internet_20_Link"><text:span text:style-name="Definition">Addressing the use of GDPs in relation to theoretical understandings of processes of mediation and incorporation in repertoires of practice</text:span></text:a></text:p>
            </text:list-item>
            <text:list-item>
              <text:p text:style-name="P10"><text:a xlink:type="simple" xlink:href="#observations-on-emerging-design-practices" text:style-name="Internet_20_link" text:visited-style-name="Visited_20_Internet_20_Link"><text:span text:style-name="Definition">Observations on emerging design practices</text:span></text:a></text:p>
            </text:list-item>
          </text:list>
        </text:list-item>
        <text:list-item>
          <text:p text:style-name="P6"><text:a xlink:type="simple" xlink:href="#conclusion" text:style-name="Internet_20_link" text:visited-style-name="Visited_20_Internet_20_Link"><text:span text:style-name="Definition">Conclusion</text:span></text:a></text:p>
        </text:list-item>
        <text:list-item>
          <text:p text:style-name="P6"><text:a xlink:type="simple" xlink:href="#moved-from-introduction" text:style-name="Internet_20_link" text:visited-style-name="Visited_20_Internet_20_Link"><text:span text:style-name="Definition">MOVED FROM INTRODUCTION</text:span></text:a></text:p>
          <text:list text:style-name="L6">
            <text:list-item>
              <text:p text:style-name="P11"><text:a xlink:type="simple" xlink:href="#moved-from-guided-participation" text:style-name="Internet_20_link" text:visited-style-name="Visited_20_Internet_20_Link"><text:span text:style-name="Definition">MOVED FROM GUIDED PARTICIPATION</text:span></text:a></text:p>
            </text:list-item>
            <text:list-item>
              <text:p text:style-name="P11"><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6"><text:a xlink:type="simple" xlink:href="#move-from-ch-7---any-space-here" text:style-name="Internet_20_link" text:visited-style-name="Visited_20_Internet_20_Link"><text:span text:style-name="Definition">MOVE FROM cH 7 - ANY SPACE HERE?</text:span></text:a></text:p>
        </text:list-item>
        <text:list-item>
          <text:p text:style-name="P6"><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7">
            <text:list-item>
              <text:p text:style-name="P12"><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2"><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2"><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8">
                <text:list-item>
                  <text:p text:style-name="P13"><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2"><text:a xlink:type="simple" xlink:href="#implications-for-practitioners---move-later" text:style-name="Internet_20_link" text:visited-style-name="Visited_20_Internet_20_Link"><text:span text:style-name="Definition">Implications for practitioners - MOVE LATER?</text:span></text:a></text:p>
              <text:list text:style-name="L9">
                <text:list-item>
                  <text:p text:style-name="P14"><text:a xlink:type="simple" xlink:href="#a-thought-on-reflection" text:style-name="Internet_20_link" text:visited-style-name="Visited_20_Internet_20_Link"><text:span text:style-name="Definition">A thought on reflection</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0">
        <text:list-item>
          <text:p text:style-name="P15">What pedagogical tools and processes are available to support novices to overcome barriers to participation in game coding processes?</text:p>
        </text:list-item>
        <text:list-item>
          <text:p text:style-name="P15">How does CHAT theory help us understand how game design patterns x can be used in an evolving community of novice game makers?</text:p>
        </text:list-item>
        <text:list-item>
          <text:p text:style-name="P15">How can learners build agency in an evolving community of game makers?</text:p>
        </text:list-item>
      </text:list>
      <text:h text:style-name="Heading_20_2" text:outline-level="2"><text:bookmark-start text:name="introduction"/>Introduction<text:bookmark-end text:name="introduction"/></text:h>
      <text:p text:style-name="P4">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LhiMNWlauN"/><text:span text:style-name="T4">(Basawapatna, Koh and Repenning, 2010; Repenning </text:span><text:span text:style-name="T3">et al.</text:span><text:span text:style-name="T4">,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LhiMNWlauN"/>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Zj5z3B8o0"/><text:span text:style-name="T4">(Eriksson </text:span><text:span text:style-name="T3">et al.</text:span><text:span text:style-name="T4">,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Zj5z3B8o0"/>, there is limited work addressing their role in overcoming challenges faced by emerging <text:soft-page-break/>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FROM HERE - https://docs.google.com/document/d/1Ce2cYIYnFCd9GM8zRntBd7lrud-dMbbrtgEQMoGNRmE/edit</text:p>
      <text:p text:style-name="Text_20_body">Table 6.1: Varied GDP use and summary of supporting evidence</text:p>
      <text:p text:style-name="Text_20_body">The above table summarises the principal different uses of GDPs in the data analysed. The right column lists example behaviours and notes vignettes or appendices where the behaviour can be found in situ with more detailed analysis.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URBCUXej0"/>(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URBCUXej0"/>,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As outlined in Chapter 2, the focus on curricular knowledge and related skills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WwUqEIq4z"/>(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WwUqEIq4z"/>. The research aims of this study focus on the less explored areas of the social and cultural aspects of the coding process of novices. As such, the design of this study does not fully address the exploration of the personal appropriation plane of activity. Additionally, in this informal learning context, participants did not request exploration of concepts aligned with the computing curriculum, instead being driven more by a practical desire to make a game using the tools provided. Despite this, the evolving design process resulted in activities which did allow the exploration of computational thinking and other curricular concepts. 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ext:soft-page-break/>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MSAZDDsbY9"/>(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MSAZDDsbY9"/> work to bring a similar learning map to a seemingly chaotic tinkering and making process in museum contexts. There is a tension in the evolution of this learning map, one familiar to teachers using project- and play-based approaches, between the naturalistic approach made possible by the non-formal learning environment and the desire to align with curricular concepts.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FSbW0njenQ"/>(Ernest, 1988)<text:reference-mark-end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FSbW0njenQ"/>. While there are similarities between this design and the constructionist ethos behind LOGO, the leading motivation of this study is the creation of and acculturation to a game-making community. Kynigos <text:reference-mark-start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zXe7QwTV2Q"/>(2004)<text:reference-mark-end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zXe7QwTV2Q"/>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osZLxF09s"/>(Kynigos, 2007)<text:reference-mark-end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osZLxF09s"/>, with the varied affordances of the design interpreted as invitations to contribute to an improvable boundary object <text:reference-mark-start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OtkB2IlGIZ"/>(Kynigos, 2007, p. 336)<text:reference-mark-end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OtkB2IlGIZ"/>.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tChYGQY53"/>(Leontiev, 2009)<text:reference-mark-end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tChYGQY53"/>.</text:p>
      <text:p text:style-name="Text_20_body"><text:soft-page-break/>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text:soft-page-break/>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P5">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uC49CqGCxq"/><text:span text:style-name="T4">(Resnick and Rusk, 2020; Dietz </text:span><text:span text:style-name="T3">et al.</text:span><text:span text:style-name="T4">,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uC49CqGCxq"/>.</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text:soft-page-break/>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ext:span text:style-name="T1">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P73kI2BkQn"/>(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P73kI2BkQn"/>.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AvxQG3NDEY"/>(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AvxQG3NDEY"/>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1">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U1IBeiTiWs"/>(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U1IBeiTiWs"/>, we can locate the diverse forms of GDPs as such <text:span text:style-name="T1">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text:soft-page-break/>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1">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1">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1">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1">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text:soft-page-break/>section).</text:p>
      <text:p text:style-name="P5">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M7N3u5kd7"/><text:span text:style-name="T4">(Correa </text:span><text:span text:style-name="T3">et al.</text:span><text:span text:style-name="T4">,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M7N3u5kd7"/>. In joint technology work, parents can fulfil several reciprocal roles 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2oMcWiReg"/><text:span text:style-name="T4">(Barron </text:span><text:span text:style-name="T3">et al.</text:span><text:span text:style-name="T4">,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2oMcWiReg"/>.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aHGwZTdWf"/>(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aHGwZTdWf"/>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GMfpkSSBb"/>(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GMfpkSSBb"/>. Indeed the possibility for children to <text:span text:style-name="T1">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NN8ekzQW6"/>(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NN8ekzQW6"/>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4">Following Rogoff’s <text:reference-mark-start text:name="ZOTERO_ITEM CSL_CITATION {&quot;citationID&quot;:&quot;qjhicly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uBXkc7bVG"/>(Rogoff, 1995)<text:reference-mark-end text:name="ZOTERO_ITEM CSL_CITATION {&quot;citationID&quot;:&quot;qjhicly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uBXkc7bVG"/>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lvkgisqz&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HTmqB0Q6aY"/><text:span text:style-name="T5">(Gutiérrez and Rogoff, 2003)</text:span><text:reference-mark-end text:name="ZOTERO_ITEM CSL_CITATION {&quot;citationID&quot;:&quot;lvkgisqz&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HTmqB0Q6a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4">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sblzsfmw&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XaH8kxTwiK"/><text:span text:style-name="T5">(Redström, 2006)</text:span><text:reference-mark-end text:name="ZOTERO_ITEM CSL_CITATION {&quot;citationID&quot;:&quot;sblzsfmw&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XaH8kxTwiK"/>, as well as the challenges involved in <text:soft-page-break/>undertaking such an “<text:span text:style-name="T1">operationalization of empathy</text:span>” <text:reference-mark-start text:name="ZOTERO_ITEM CSL_CITATION {&quot;citationID&quot;:&quot;urldppnp&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pzBtxAyRzm"/><text:span text:style-name="T5">(Surma-aho and Hölttä-Otto, 2022, p. 1)</text:span><text:reference-mark-end text:name="ZOTERO_ITEM CSL_CITATION {&quot;citationID&quot;:&quot;urldppnp&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pzBtxAyRzm"/>.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1">Must be quite hard to get through that door.</text:span>” when Tehillah places the exit door high above a platform. She then continues, “<text:span text:style-name="T1">It’s no fun having a game without any hazards to avoid.</text:span>” Tehillah (child) seems determined to remove all hazards. “<text:span text:style-name="T1">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1">I like making it frustrating. That other people find it frustrating!</text:span>” Tehillah (child) notes the persistence of a student helper who pushes past her frustration to complete the game. Her remark, “<text:span text:style-name="T1">If people tried hard they would get to my level,</text:span>” shows her awareness that not all players will persist in the same way to reach her final level, which has only rewards and no hazards. This being a “<text:span text:style-name="T1">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vbcyemfv&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OtksGLHGu"/>(Rogoff, 2003)<text:reference-mark-end text:name="ZOTERO_ITEM CSL_CITATION {&quot;citationID&quot;:&quot;vbcyemfv&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OtksGLHGu"/>.</text:p>
      <text:p text:style-name="P5">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viffpcru&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JNEH3WCAeB"/><text:span text:style-name="T4">(Fields, Vasudevan and Kafai, 2015; Xambó </text:span><text:span text:style-name="T3">et al.</text:span><text:span text:style-name="T4">, 2017)</text:span><text:reference-mark-end text:name="ZOTERO_ITEM CSL_CITATION {&quot;citationID&quot;:&quot;viffpcru&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JNEH3WCAeB"/>. The results here help address a deficit of results in this area <text:reference-mark-start text:name="ZOTERO_ITEM CSL_CITATION {&quot;citationID&quot;:&quot;ajjhtgqo&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t7P4mUl0yM"/>(Silva, Mendes and Gomes, 2020)<text:reference-mark-end text:name="ZOTERO_ITEM CSL_CITATION {&quot;citationID&quot;:&quot;ajjhtgqo&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t7P4mUl0yM"/>.</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4">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qnkjsurd&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rwL3VMpYwE"/><text:span text:style-name="T4">(Itō </text:span><text:span text:style-name="T3">et al.</text:span><text:span text:style-name="T4">, 2010; Livingstone </text:span><text:span text:style-name="T3">et al.</text:span><text:span text:style-name="T4">, 2018)</text:span><text:reference-mark-end text:name="ZOTERO_ITEM CSL_CITATION {&quot;citationID&quot;:&quot;qnkjsurd&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rwL3VMpYwE"/>, particularly retro gaming <text:reference-mark-start text:name="ZOTERO_ITEM CSL_CITATION {&quot;citationID&quot;:&quot;grweirwq&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sgeVmN9kn1"/>(Heineman, 2014)<text:reference-mark-end text:name="ZOTERO_ITEM CSL_CITATION {&quot;citationID&quot;:&quot;grweirwq&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sgeVmN9kn1"/>. As such, the process of facilitating ways to surface and <text:soft-page-break/>work with such tacit knowledge aligns with Moll’s concept of funds of knowledge, and, potentially, funds of identity <text:reference-mark-start text:name="ZOTERO_ITEM CSL_CITATION {&quot;citationID&quot;:&quot;swotygyo&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FoNG1a6mS"/>(Esteban-Guitart and Moll, 2014; Fasso and Knight, 2020)<text:reference-mark-end text:name="ZOTERO_ITEM CSL_CITATION {&quot;citationID&quot;:&quot;swotygyo&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FoNG1a6mS"/>.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iwpqtuug&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c8RBrw5jF4"/>(Barron, 2006a, 2010)<text:reference-mark-end text:name="ZOTERO_ITEM CSL_CITATION {&quot;citationID&quot;:&quot;iwpqtuug&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c8RBrw5jF4"/> and similar work by Gutiérrez on third spaces <text:reference-mark-start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elGO61iDJ"/><text:span text:style-name="T5">(Gutiérrez, 2008)</text:span><text:reference-mark-end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elGO61iDJ"/>. Existing research outlines the motivations for social making incorporating gaming cultural elements <text:reference-mark-start text:name="ZOTERO_ITEM CSL_CITATION {&quot;citationID&quot;:&quot;kgkasov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dblBUVjWvc"/><text:span text:style-name="T4">(Gee, 2003; Itō </text:span><text:span text:style-name="T3">et al.</text:span><text:span text:style-name="T4">, 2010)</text:span><text:reference-mark-end text:name="ZOTERO_ITEM CSL_CITATION {&quot;citationID&quot;:&quot;kgkasov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dblBUVjWvc"/> and the ability to make personalised game assets and narratives, which sustain engagement in digital making projects <text:reference-mark-start text:name="ZOTERO_ITEM CSL_CITATION {&quot;citationID&quot;:&quot;ytmlwyy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xIaqxcH3JI"/>(Sefton-Green, 2013)<text:reference-mark-end text:name="ZOTERO_ITEM CSL_CITATION {&quot;citationID&quot;:&quot;ytmlwyy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xIaqxcH3JI"/>.</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Game Polish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lutxgtzi&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cxJSXKfKP"/>(Wenger, 1998)<text:reference-mark-end text:name="ZOTERO_ITEM CSL_CITATION {&quot;citationID&quot;:&quot;lutxgtzi&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cxJSXKfKP"/>.</text:p>
      <text:p text:style-name="P5">Thus observations from video data in this study support existing research which highlight the motivating potential of incorporating home interests in games, coding and media projects <text:reference-mark-start text:name="ZOTERO_ITEM CSL_CITATION {&quot;citationID&quot;:&quot;pwcjfqpr&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6os4FWHgf"/>(Papert, 1980; Resnick, 2012)<text:reference-mark-end text:name="ZOTERO_ITEM CSL_CITATION {&quot;citationID&quot;:&quot;pwcjfqpr&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6os4FWHgf"/>. They also support findings of other research on the use of funds of knowledge and interest in digital projects as motivating factors and as a way to overcome barriers to alien cultures <text:reference-mark-start text:name="ZOTERO_ITEM CSL_CITATION {&quot;citationID&quot;:&quot;uxyelmuq&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IgDr6OZgJ3"/><text:span text:style-name="T4">(Moje </text:span><text:span text:style-name="T3">et al.</text:span><text:span text:style-name="T4">, 2001; Gutiérrez </text:span><text:span text:style-name="T3">et al.</text:span><text:span text:style-name="T4">, 2019)</text:span><text:reference-mark-end text:name="ZOTERO_ITEM CSL_CITATION {&quot;citationID&quot;:&quot;uxyelmuq&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IgDr6OZgJ3"/>. This research also aligns with PBL research that indicates that allowing participants to incorporate home interests can be highly motivating both in initial stages <text:reference-mark-start text:name="ZOTERO_ITEM CSL_CITATION {&quot;citationID&quot;:&quot;dwqsyehe&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WwtUzk25Ga"/><text:span text:style-name="T4">(Swirski, Baram-Tsabari and Yarden, 2018; Penuel </text:span><text:span text:style-name="T3">et al.</text:span><text:span text:style-name="T4">, 2022)</text:span><text:reference-mark-end text:name="ZOTERO_ITEM CSL_CITATION {&quot;citationID&quot;:&quot;dwqsyehe&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WwtUzk25Ga"/>, and to sustain activity and overcome problems in order to share the personalised object created <text:reference-mark-start text:name="ZOTERO_ITEM CSL_CITATION {&quot;citationID&quot;:&quot;qxcpbkml&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YXl1qmxMdC"/>(Barron, 2006b)<text:reference-mark-end text:name="ZOTERO_ITEM CSL_CITATION {&quot;citationID&quot;:&quot;qxcpbkml&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YXl1qmxMdC"/>.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text:soft-page-break/>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ere influenced by home experience of game playing. Vignette 4 (V4.a) outlines the community norming of Madiha(p)’s game to conform to expected standards of a platform game. In Vignette 1B,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In addition to the propagation of GDPs offered in the menu of supporting documentation, other gameplay patterns and related design concepts emerged organically from the community. The concept of a safe zone in the game of Pearl and Clive arrived as a direct result of adding many <text:span text:style-name="T1">moving enemies</text:span> in a way that it became essential for players to quickly identify and use ‘safe zones’ where enemies did not reach. As such, this concept, not used in any facilitator provided resources, became used frequently in the playtesting of that game.</text:p>
      <text:p text:style-name="Text_20_body">In another example, Tehillah’s concept of a level that eschews challenge and offers only rewards emerged through playful experimentation (see Vignette 2). 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Other players also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zanfrsix&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sNp2ajEjMT"/>(Sutton-smith, 2001)<text:reference-mark-end text:name="ZOTERO_ITEM CSL_CITATION {&quot;citationID&quot;:&quot;zanfrsix&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sNp2ajEjMT"/>.</text:p>
      <text:p text:style-name="Text_20_body">These novel concepts may have emerged spontaneously or have a source in part from participants’ funds of gaming knowledge. In either case, once a concept like that of safe zone enters the linguistic and coding repertoire of this community of game makers, it facilitates propagation based on the interest of other participants.</text:p>
      <text:p text:style-name="P5">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citationID&quot;:&quot;hvepbceg&quot;,&quot;properties&quot;:{&quot;formattedCitation&quot;:&quot;(Schneider, Moriya and N\\uc0\\u233{}to, 2016)&quot;,&quot;plainCitation&quot;:&quot;(Schneider, Moriya and Néto,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arVEETHDMC"/><text:span text:style-name="T5">(Schneider, Moriya and Néto, 2016)</text:span><text:reference-mark-end text:name="ZOTERO_ITEM CSL_CITATION {&quot;citationID&quot;:&quot;hvepbceg&quot;,&quot;properties&quot;:{&quot;formattedCitation&quot;:&quot;(Schneider, Moriya and N\\uc0\\u233{}to, 2016)&quot;,&quot;plainCitation&quot;:&quot;(Schneider, Moriya and Néto,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arVEETHDMC"/>,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citationID&quot;:&quot;epmvynps&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IoIv3Xxob"/>(Papert and Turkle, 1990)<text:reference-mark-end text:name="ZOTERO_ITEM CSL_CITATION {&quot;citationID&quot;:&quot;epmvynps&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IoIv3Xxob"/>, and a message that when you are learning something novel and challenging, there is value in incorporating your existing working preferences and techniques in the process. Rather than proposing that these styles make up a rigid typology to be replicated in other settings, instead, <text:soft-page-break/>in line with Gutierrez and Rogoff <text:reference-mark-start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Dvtyni8wf"/>(2003, p. 20)<text:reference-mark-end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Dvtyni8wf"/> , that the process of co-constructing understanding and communication about learning styles can “support the changing nature of participation and the forms of assistance provided in joint activity.”</text:p>
      <text:p text:style-name="Text_20_body">Thus, similar to the way tools were modified to provide new affordances for participants, in P3 I began to encourage these processes by introducing a drama process incorporating <text:span text:style-name="T1">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about game playing in response to the mission to <text:span text:style-name="T1">find out the favourite games of 3 other people</text:span>. In observations of video data, I was struck by the high degree of flexibility and variation present in participant behaviour. In the following section I begin an analysis of other emerging characteristics.</text:p>
      <text:h text:style-name="Heading_20_2" text:outline-level="2"><text:bookmark-start text:name="discussion"/>Discussion<text:bookmark-end text:name="discussion"/></text:h>
      <text:h text:style-name="Heading_20_3" text:outline-level="3"><text:bookmark-start text:name="addressing-the-use-of-gdps-in-relation-to-theoretical-understandings-of-processes-of-mediation-and-incorporation-in-repertoires-of-practice"/>Addressing the use of GDPs in relation to theoretical understandings of processes of mediation and incorporation in repertoires of practice<text:bookmark-end text:name="addressing-the-use-of-gdps-in-relation-to-theoretical-understandings-of-processes-of-mediation-and-incorporation-in-repertoires-of-practice"/></text:h>
      <text:p text:style-name="First_20_paragraph">This section begins an interpretation of the diverse roles of GDPs in the game-making activity using CHAT concepts, with this analysis continuing in the following chapter. Addressing GDPs as a mediational tool, Chapter 5 outlined design decisions, and this chapter explores the impact. For example, the uses of the quick-start activities, tutorials, and code snippets as supporting tools, if viewed in isolation, can be seen as a more straightforward, triangular form of subject, tool, and object mediation (see Chapter 4 diagram). This chapter, along with the evolution of the learning design, exposed tensions where existing mediational strategies or tools were insufficient, and thus innovative forms of mediation were needed. Elements of the innovation in the toolset of learning design, based on the emerging needs of the participants explored in this and the previous chapter, exemplify the development of new mediational strategies and tools. In line with Sannino <text:reference-mark-start text:name="ZOTERO_ITEM CSL_CITATION {&quot;citationID&quot;:&quot;wggbnxpn&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dBWoYawWGB"/>(Sannino, 2022)<text:reference-mark-end text:name="ZOTERO_ITEM CSL_CITATION {&quot;citationID&quot;:&quot;wggbnxpn&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dBWoYawWGB"/>, this study frames such innovation within CHAT as transformational agency, a discussion of which forms a significant part of the following chapter.</text:p>
      <text:p text:style-name="P5">By way of contrast, Gutiérrez’s <text:reference-mark-start text:name="ZOTERO_ITEM CSL_CITATION {&quot;citationID&quot;:&quot;svnmce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vjmvGnsQ0"/><text:span text:style-name="T5">(Gutiérrez, 2008)</text:span><text:reference-mark-end text:name="ZOTERO_ITEM CSL_CITATION {&quot;citationID&quot;:&quot;svnmce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vjmvGnsQ0"/> focus on the movement of identity between settings’ repertoires of practice draws on the importance of a wider cultural focus of the learning process, or the “cultural mediation of thinking” (Moll, 1998), cited in <text:reference-mark-start text:name="ZOTERO_ITEM CSL_CITATION {&quot;citationID&quot;:&quot;tuapttxc&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wlvcr32635"/><text:span text:style-name="T5">(DiGiacomo and Gutiérrez, 2017)</text:span><text:reference-mark-end text:name="ZOTERO_ITEM CSL_CITATION {&quot;citationID&quot;:&quot;tuapttxc&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wlvcr32635"/> p.44. Gutiérrez sees a role for facilitators to facilitate this via learning design. In this chapter, the last section examining activity on the cultural plane exposed elements of transfer between different activity systems, supporting Gutiérrez’s <text:reference-mark-start text:name="ZOTERO_ITEM CSL_CITATION {&quot;citationID&quot;:&quot;ytczvisl&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rpvqq6L42"/><text:span text:style-name="T5">(Gutiérrez, 2008)</text:span><text:reference-mark-end text:name="ZOTERO_ITEM CSL_CITATION {&quot;citationID&quot;:&quot;ytczvisl&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rpvqq6L42"/> perspective regarding the importance of transcending borders and linguistic practices between sites of learning.</text:p>
      <text:p text:style-name="Text_20_body">The examples in this chapter show the importance of GDPs as a lingua franca, as a mediational strategy to facilitate these kinds of flexible, responsive collaboration. The process of playtesting often served as a facilitative medium for a shared language and idioculture to emerge and, as such, became a significant part of the pedagogy of the learning design. The use of GDPs in design and in community interaction became integrated with other home and technical practices into an idioculture <text:reference-mark-start text:name="ZOTERO_ITEM CSL_CITATION {&quot;citationID&quot;:&quot;wpfrniyt&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DDagRGPUwn"/>(Cole and Packer, 2016)<text:reference-mark-end text:name="ZOTERO_ITEM CSL_CITATION {&quot;citationID&quot;:&quot;wpfrniyt&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DDagRGPUwn"/>: a local, non-geographical, non-demographic community where culture emerges via valued behaviours <text:reference-mark-start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5iIof6YS2"/>(Lecusay, 2015)<text:reference-mark-end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5iIof6YS2"/>. This chapter has demonstrated that these behaviours could be undertaken in many ways, including those requiring little commitment. For example, even if participants only noticed the use of GDPs and used approximate terminology to comment on them during playtesting, this form of activity can be seen as legitimate peripheral participation <text:reference-mark-start text:name="ZOTERO_ITEM CSL_CITATION {&quot;citationID&quot;:&quot;sokvpxfu&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N47R9pWQvL"/>(Lave and Wenger, 1991; Guzdial and Tew, 2006)<text:reference-mark-end text:name="ZOTERO_ITEM CSL_CITATION {&quot;citationID&quot;:&quot;sokvpxfu&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N47R9pWQvL"/>, and thus a helpful practice contributing to the emerging ecosystem of the learning community.</text:p>
      <text:h text:style-name="Heading_20_3" text:outline-level="3"><text:bookmark-start text:name="observations-on-emerging-design-practices"/><text:soft-page-break/>Observations on emerging design practices<text:bookmark-end text:name="observations-on-emerging-design-practices"/></text:h>
      <text:p text:style-name="P4">The cultural section above identified the development and the value of flexible design processes in a way which invites discussion on how best to conceptualise these flexible approaches. Firstly, it is notable to make the flow theory in my guiding motivations in terms of participant experience <text:reference-mark-start text:name="ZOTERO_ITEM CSL_CITATION {&quot;citationID&quot;:&quot;qnqnpra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t4OVMXQ3d"/><text:span text:style-name="T4">(Perttula </text:span><text:span text:style-name="T3">et al.</text:span><text:span text:style-name="T4">, 2017)</text:span><text:reference-mark-end text:name="ZOTERO_ITEM CSL_CITATION {&quot;citationID&quot;:&quot;qnqnpra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t4OVMXQ3d"/>. As a facilitator, my design decisions were often guided by the desire to not detract from participant experience of flow, and thus their coding fluency and engagement in and identification with the overall game-making process. This section synthesises my observations on video data and my own journal reflections on this topic of designing for flow. Flow is a highly subjective experience, and as such, there is a danger that I privilege my own interests in this analysis, and a tendency that I reflect on in the concluding chapter. Beyond fluidity, I now identify and explore other characteristics of the emerging design practices and potential strategies to support them. These include: a flexible approach to design stages, varied forms of incorporation of external repertoires, and a tension between choice of participant pathway and creative restrictions in the learning design.</text:p>
      <text:p text:style-name="Text_20_body"/>
      <text:p text:style-name="P5">Observations of participant design behaviour did not align with common design thinking concepts or advocated in design cycle frameworks <text:reference-mark-start text:name="ZOTERO_ITEM CSL_CITATION {&quot;citationID&quot;:&quot;cxcmhfhr&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w2IBDf1mbD"/><text:span text:style-name="T4">(Resnick, 2007; Wi̇Narno </text:span><text:span text:style-name="T3">et al.</text:span><text:span text:style-name="T4">, 2020; Dam, 2024)</text:span><text:reference-mark-end text:name="ZOTERO_ITEM CSL_CITATION {&quot;citationID&quot;:&quot;cxcmhfhr&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w2IBDf1mbD"/> as I initially thought might be the case.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grqvvua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POOXqfmzq"/>(Kuby, 2016)<text:reference-mark-end text:name="ZOTERO_ITEM CSL_CITATION {&quot;citationID&quot;:&quot;grqvvua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POOXqfmzq"/>.</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 These examples and many observations in this chapter show a variety of ways that home interests, division of labour, and varied repertoires from other activity systems are incorporated into new practices.</text:p>
      <text:p text:style-name="Text_20_body">Given the disparate nature of the features of designed and emerging pedagogy, it is of value to address ways of conceptualise the overall learning process. While the chaotic directions possible in design evoke a rhizomatic approach to learning <text:reference-mark-start text:name="ZOTERO_ITEM CSL_CITATION {&quot;citationID&quot;:&quot;jqciwpcu&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8ciM6Wluca"/>(Cormier, 2008; de Freitas, 2012; Biffi, Bissola and Imperatori, 2017)<text:reference-mark-end text:name="ZOTERO_ITEM CSL_CITATION {&quot;citationID&quot;:&quot;jqciwpcu&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8ciM6Wluca"/>, I concur with Biffi et al <text:reference-mark-start text:name="ZOTERO_ITEM CSL_CITATION {&quot;citationID&quot;:&quot;rlmhfgoh&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Hp0U55vy0"/>(Biffi, Bissola and Imperatori, 2017, p. 972)<text:reference-mark-end text:name="ZOTERO_ITEM CSL_CITATION {&quot;citationID&quot;:&quot;rlmhfgoh&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Hp0U55vy0"/> who identify significant competencies required which are not well-aligned with the age group of this context.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P5">The domains of programming, game jams and hackathons also use constraints in a similar way <text:reference-mark-start text:name="ZOTERO_ITEM CSL_CITATION {&quot;citationID&quot;:&quot;xhvqreby&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7mF2oDuhk"/><text:span text:style-name="T4">(Gabler </text:span><text:span text:style-name="T3">et al.</text:span><text:span text:style-name="T4">, 2005)</text:span><text:reference-mark-end text:name="ZOTERO_ITEM CSL_CITATION {&quot;citationID&quot;:&quot;xhvqreby&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7mF2oDuhk"/>. Thus, I now explore the tools, process and the community in this study mutually encourage an flexible approach often referred to as <text:span text:style-name="T1">jamming</text:span>. As explored in Chapter 2 existing research suggests that Game Jams can be profitably used in education contexts <text:reference-mark-start text:name="ZOTERO_ITEM CSL_CITATION {&quot;citationID&quot;:&quot;skfverij&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l6fQycESl"/><text:span text:style-name="T4">(Aurava </text:span><text:span text:style-name="T3">et al.</text:span><text:span text:style-name="T4">, 2021)</text:span><text:reference-mark-end text:name="ZOTERO_ITEM CSL_CITATION {&quot;citationID&quot;:&quot;skfverij&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l6fQycESl"/>, <text:soft-page-break/>although there is no agreement on the characteristics game jam pedagogy, and scant guidance on how to address potentially problematic issues (list these),</text:p>
      <text:p text:style-name="P5">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YZvU0l7DEa"/><text:span text:style-name="T5">(Gutiérrez and Rogoff, 2003)</text:span><text:reference-mark-end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YZvU0l7DEa"/>. This strand is developed in the following chapter.</text:p>
      <text:h text:style-name="Heading_20_2" text:outline-level="2"><text:bookmark-start text:name="conclusion"/>Conclusion<text:bookmark-end text:name="conclusion"/></text:h>
      <text:p text:style-name="P4">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rukdlcp&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y1JiAbJOn"/><text:span text:style-name="T4">(Lecusay, 2015; Gutiérrez </text:span><text:span text:style-name="T3">et al.</text:span><text:span text:style-name="T4">, 2019)</text:span><text:reference-mark-end text:name="ZOTERO_ITEM CSL_CITATION {&quot;citationID&quot;:&quot;wrukdlcp&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y1JiAbJOn"/>.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text:p>
      <text:p text:style-name="Text_20_body">The observations of this chapter show the advantages of GDP as an relatable design framework, occupying a the space between too concrete to be repeated and too theoretical to be grasped by novice game makers. An exploration of this aspect follows in the next chapter. In addition, the framing of learning as participation with community repertoires, is explored in the next chapter in relation to participant agenc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3-18T10:22:56Z</meta:creation-date>
    <dc:date>2025-04-07T11:44:45.656799611</dc:date>
    <meta:editing-duration>PT1M5S</meta:editing-duration>
    <meta:editing-cycles>2</meta:editing-cycles>
    <meta:document-statistic meta:table-count="1" meta:image-count="0" meta:object-count="0" meta:page-count="14" meta:paragraph-count="130" meta:word-count="8617" meta:character-count="55567" meta:non-whitespace-character-count="47110"/>
    <meta:user-defined meta:name="ZOTERO_PREF_1">&lt;data data-version="3" zotero-version="7.0.13"&gt;&lt;session id="v7XEPm0X"/&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